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7.6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28.8pt" style:use-optimal-row-height="true" fo:break-before="auto"/>
    </style:style>
    <style:style style:name="ro5" style:family="table-row">
      <style:table-row-properties style:row-height="7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Expenses_for_OPCC_by_pay_r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ExpenseClaimID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Cost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ClaimTypePublicTrans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71"/>
        </table:table-row>
        <table:table-row table:style-name="ro2">
          <table:table-cell office:value-type="float" office:value="674145" table:style-name="ce3">
            <text:p>674145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erkshire Judicial Service</text:p>
            <text:p>TVP/Hants Rural Crime</text:p>
          </table:table-cell>
          <table:table-cell office:value-type="date" office:date-value="2023-10-13T00:00:00" table:style-name="ce5">
            <text:p>13-Oct-23</text:p>
          </table:table-cell>
          <table:table-cell office:value-type="string" table:style-name="ce4">
            <text:p>Out of Force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3">
          <table:table-cell office:value-type="float" office:value="674147" table:style-name="ce3">
            <text:p>674147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ading Crown Court Open Day</text:p>
          </table:table-cell>
          <table:table-cell office:value-type="date" office:date-value="2023-10-14T00:00:00" table:style-name="ce5">
            <text:p>14-Oct-23</text:p>
          </table:table-cell>
          <table:table-cell office:value-type="string" table:style-name="ce4">
            <text:p>Out of Force</text:p>
          </table:table-cell>
          <table:table-cell office:value-type="float" office:value="5.0999999999999996" table:style-name="ce6">
            <text:p>5.1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4">
          <table:table-cell office:value-type="float" office:value="674153" table:style-name="ce3">
            <text:p>674153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isc Promotion</text:p>
          </table:table-cell>
          <table:table-cell office:value-type="date" office:date-value="2023-10-17T00:00:00" table:style-name="ce5">
            <text:p>17-Oct-23</text:p>
          </table:table-cell>
          <table:table-cell office:value-type="string" table:style-name="ce4">
            <text:p>Out of Force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5">
          <table:table-cell office:value-type="float" office:value="674155" table:style-name="ce3">
            <text:p>674155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idcounties Co-op</text:p>
            <text:p>Woodley Town Centre Partnership</text:p>
          </table:table-cell>
          <table:table-cell office:value-type="date" office:date-value="2023-10-18T00:00:00" table:style-name="ce5">
            <text:p>18-Oct-23</text:p>
          </table:table-cell>
          <table:table-cell office:value-type="string" table:style-name="ce4">
            <text:p>Out of Force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3">
          <table:table-cell office:value-type="float" office:value="674156" table:style-name="ce3">
            <text:p>674156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O Prolific Offenders Round Table</text:p>
          </table:table-cell>
          <table:table-cell office:value-type="date" office:date-value="2023-10-23T00:00:00" table:style-name="ce5">
            <text:p>23-Oct-23</text:p>
          </table:table-cell>
          <table:table-cell office:value-type="string" table:style-name="ce4">
            <text:p>Out of Force</text:p>
          </table:table-cell>
          <table:table-cell office:value-type="float" office:value="6.9" table:style-name="ce6">
            <text:p>6.9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74158" table:style-name="ce3">
            <text:p>674158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indsor: Retail Crime</text:p>
            <text:p>Community Fund</text:p>
          </table:table-cell>
          <table:table-cell office:value-type="date" office:date-value="2023-11-02T00:00:00" table:style-name="ce5">
            <text:p>02-Nov-23</text:p>
          </table:table-cell>
          <table:table-cell office:value-type="string" table:style-name="ce4">
            <text:p>Out of Force</text:p>
          </table:table-cell>
          <table:table-cell office:value-type="float" office:value="1.6" table:style-name="ce6">
            <text:p>1.6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4">
          <table:table-cell office:value-type="float" office:value="674161" table:style-name="ce3">
            <text:p>674161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LCJB</text:p>
            <text:p>Mitie</text:p>
          </table:table-cell>
          <table:table-cell office:value-type="date" office:date-value="2023-11-06T00:00:00" table:style-name="ce5">
            <text:p>06-Nov-23</text:p>
          </table:table-cell>
          <table:table-cell office:value-type="string" table:style-name="ce4">
            <text:p>Out of Force</text:p>
          </table:table-cell>
          <table:table-cell office:value-type="float" office:value="6.1" table:style-name="ce6">
            <text:p>6.1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4">
          <table:table-cell office:value-type="float" office:value="674165" table:style-name="ce3">
            <text:p>674165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Governance Review</text:p>
          </table:table-cell>
          <table:table-cell office:value-type="date" office:date-value="2023-11-08T00:00:00" table:style-name="ce5">
            <text:p>08-Nov-23</text:p>
          </table:table-cell>
          <table:table-cell office:value-type="string" table:style-name="ce4">
            <text:p>Out of Force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hard Victoria</meta:initial-creator>
    <dc:creator>Roberts, Charlotte (C7904)</dc:creator>
    <meta:creation-date>2023-11-15T16:07:22Z</meta:creation-date>
    <dc:date>2023-12-04T11:30:06Z</dc:date>
  </office:meta>
</office:document-meta>
</file>